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Pusjuodis" style:font-family-generic="roman" style:font-pitch="variable"/>
  </office:font-face-decls>
  <office:automatic-styles>
    <style:style style:name="P1" style:family="paragraph" style:parent-style-name="Heading_20_3">
      <style:text-properties fo:language="lt" fo:country="LT" officeooo:paragraph-rsid="001d9871"/>
    </style:style>
    <style:style style:name="P2" style:family="paragraph" style:parent-style-name="Heading_20_4">
      <style:text-properties fo:language="lt" fo:country="LT" officeooo:paragraph-rsid="001d9871"/>
    </style:style>
    <style:style style:name="P3" style:family="paragraph" style:parent-style-name="Text_20_body">
      <style:text-properties officeooo:rsid="001024d7" officeooo:paragraph-rsid="001d9871"/>
    </style:style>
    <style:style style:name="P4" style:family="paragraph" style:parent-style-name="Text_20_body">
      <style:paragraph-properties fo:break-before="page"/>
      <style:text-properties fo:language="lt" fo:country="LT" officeooo:rsid="001024d7" officeooo:paragraph-rsid="001d9871"/>
    </style:style>
    <style:style style:name="P5" style:family="paragraph" style:parent-style-name="Text_20_body">
      <style:text-properties officeooo:paragraph-rsid="001d9871"/>
    </style:style>
    <style:style style:name="P6" style:family="paragraph" style:parent-style-name="Footnote">
      <style:text-properties fo:language="lt" fo:country="LT"/>
    </style:style>
    <style:style style:name="T1" style:family="text">
      <style:text-properties fo:language="lt" fo:country="LT"/>
    </style:style>
    <style:style style:name="T2" style:family="text">
      <style:text-properties fo:font-family="'Times New Roman'" style:font-style-name="Normalus" style:font-family-generic="roman" style:font-pitch="variable" fo:language="lt" fo:country="LT"/>
    </style:style>
    <style:style style:name="T3" style:family="text">
      <style:text-properties fo:language="lt" fo:country="LT" officeooo:rsid="001024d7"/>
    </style:style>
    <style:style style:name="T4" style:family="text">
      <style:text-properties fo:font-family="'Times New Roman'" style:font-style-name="Normalus" style:font-family-generic="roman" style:font-pitch="variable" fo:language="lt" fo:country="LT" officeooo:rsid="0023e5b7"/>
    </style:style>
    <style:style style:name="T5" style:family="text">
      <style:text-properties fo:language="lt" fo:country="LT" officeooo:rsid="001273df"/>
    </style:style>
    <style:style style:name="T6" style:family="text">
      <style:text-properties officeooo:rsid="0012c7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lyje į Romą</text:h>
      <text:h text:style-name="P2" text:outline-level="4"><text:s text:c="4"/>12 <text:s text:c="3"/></text:h>
      <text:p text:style-name="P3"><text:span text:style-name="_5f_Eil_5f_Nr"><text:span text:style-name="T1">1</text:span></text:span><text:span text:style-name="T1">Aš žinau, kas esu ir kam rašau. Aš – pasmerktasis, o jūs – apdovanoti gailestingumu; aš esu </text:span><text:span text:style-name="T2">pavojuje,</text:span><text:span text:style-name="T1"> o jūs – gavę sust</text:span><text:span text:style-name="T2">iprinimą. </text:span><text:span text:style-name="_5f_Eil_5f_Nr"><text:span text:style-name="T2">2</text:span></text:span><text:span text:style-name="T2">Jūs gyvenate pakeliui tiems, kurie </text:span><text:span text:style-name="T1">pasmerkti mirti keliauja </text:span><text:span text:style-name="T2">Dievop; jie įšvesti dalyvauti slėpiniuose su Pauliumi, kuris </text:span><text:span text:style-name="T1">buvo pašvęstas, pripažintas šlovingu ir vertai vadinamas palaimintuoju. Norėčiau žengti jo pėdomis, kad atrasčiau Dievą. O jis visuose laiškuose mini jus dėl Jėzaus Kristaus vardo.</text:span></text:p>
      <text:p text:style-name="P4"/>
      <text:h text:style-name="P1" text:outline-level="3">Dažniau dalyvauti Eucharistijoje</text:h>
      <text:h text:style-name="P2" text:outline-level="4"><text:s text:c="4"/>13 <text:s text:c="3"/></text:h>
      <text:p text:style-name="P5"><text:span text:style-name="_5f_Eil_5f_Nr"><text:span text:style-name="T3">1</text:span></text:span><text:span text:style-name="T3">Stenkimės dažniau susirinkti Dievo Eucharistijai ir šlovinimui. Mat, jums dažniau renkantis draugėn, griaunamos šėtono paj</text:span><text:span text:style-name="T4">ė</text:span><text:span text:style-name="T3">gos ir vieningu tikėjimu žlugdomas ardomasis jo veikimas. </text:span><text:span text:style-name="_5f_Eil_5f_Nr"><text:span text:style-name="T5">2</text:span></text:span><text:span text:style-name="T3">Nėra nieko geresnio už santarvę, paverčiančią niekais visus padangių ir požemių galybių puolimus.</text:span><text:span text:style-name="Footnote_20_anchor"><text:span text:style-name="T3"><text:note text:id="ftn1" text:note-class="footnote"><text:note-citation>1</text:note-citation><text:note-body><text:p text:style-name="P6">„<text:span text:style-name="T6">Padangių galybės“ – piktieji angelai, senovės įsitikinimu gyvenantys ore (plg. Ef 2, 2).</text:span></text:p></text:note-body></text:note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Pusjuodi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199cm" fo:margin-bottom="0.4cm" style:contextual-spacing="true" fo:text-align="center" style:justify-single-word="false" style:page-number="auto"/>
      <style:text-properties style:font-name="Times New Roman" fo:font-family="'Times New Roman'" style:font-style-name="Pusjuodis" style:font-family-generic="roman" style:font-pitch="variable" fo:font-size="90%" fo:letter-spacing="0.053cm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top="0cm" fo:margin-bottom="0.21cm" style:contextual-spacing="false" fo:text-align="center" style:justify-single-word="false" style:page-number="auto"/>
      <style:text-properties style:font-name="Times New Roman" fo:font-family="'Times New Roman'" style:font-style-name="Pusjuodis" style:font-family-generic="roman" style:font-pitch="variable" fo:font-size="80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_5f_Eil_5f_Nr" style:display-name="_Eil_Nr" style:family="text">
      <style:text-properties style:text-position="super 75%"/>
    </style:style>
    <style:style style:name="Footnote_20_anchor" style:display-name="Footnote anchor" style:family="text">
      <style:text-properties style:text-position="super 80%" fo:background-color="transparent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7T12:22:43.608702751</meta:creation-date>
    <dc:date>2024-10-17T12:24:12.302080652</dc:date>
    <meta:editing-duration>PT36S</meta:editing-duration>
    <meta:editing-cycles>3</meta:editing-cycles>
    <meta:generator>LibreOfficeDev/25.2.0.0.alpha0$Linux_X86_64 LibreOffice_project/90fccd89804bce43658816ca2c9d7261c4364085</meta:generator>
    <meta:document-statistic meta:table-count="0" meta:image-count="0" meta:object-count="0" meta:page-count="2" meta:paragraph-count="7" meta:word-count="116" meta:character-count="867" meta:non-whitespace-character-count="738"/>
  </office:meta>
</office:document-meta>
</file>